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4c6" officeooo:paragraph-rsid="000874c6"/>
    </style:style>
    <style:style style:name="P2" style:family="paragraph" style:parent-style-name="Standard">
      <style:text-properties officeooo:paragraph-rsid="000874c6"/>
    </style:style>
    <style:style style:name="T1" style:family="text">
      <style:text-properties officeooo:rsid="000874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OBJECTIVES:<text:line-break/></text:p>
      <text:p text:style-name="P1">Each player will have 30 points initially. From among the characters present, the player needs to find the second player. A player will win when he kills the second player. However, if he kills a NPC, then he will get 10 points reduction. If the points of player goes to zero, he or she will lose and the second player will automatically win. </text:p>
      <text:p text:style-name="P1"/>
      <text:p text:style-name="P2"><text:span text:style-name="T1">CONTROLS:</text:span></text:p>
      <text:p text:style-name="P2"><text:span text:style-name="T1">Player one moves with WASD and Up, Down, left, right controls. He can punch with F key. </text:span></text:p>
      <text:p text:style-name="P2"><text:span text:style-name="T1">Player two moves with i,j,k,l keys and punches with Y key. <text:line-break/></text:span></text:p>
      <text:p text:style-name="P2"><text:span text:style-name="T1">Features/Scenes and Process:<text:line-break/>WILL SEND IN A WHILE</text:span></text:p>
      <text:p text:style-name="P2"/>
      <text:p text:style-name="P1">BUGS/Improvements:<text:line-break/>Colliders are not working so the NPC go through the borders and objects. This is due to the fact that the animations are very fast and the objects are not able to detect the NPC. </text:p>
      <text:p text:style-name="P1"/>
      <text:p text:style-name="P2"><text:span text:style-name="T1">The Melee Combat system is a little inefficient as we are making use of an overlap circle which </text:span>gets triggered exactly the moment we press <text:span text:style-name="T1">the</text:span> attack button, and if we have a longer animation, we will miss all the enemys we want to hit <text:span text:style-name="T1">which is the case in our game</text:span>. </text:p>
      <text:p text:style-name="P2"/>
      <text:p text:style-name="P2"><text:span text:style-name="T1"><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0T13:10:32.486222735</meta:creation-date>
    <dc:date>2020-12-20T13:20:41.416233855</dc:date>
    <meta:editing-duration>PT10M13S</meta:editing-duration>
    <meta:editing-cycles>1</meta:editing-cycles>
    <meta:document-statistic meta:table-count="0" meta:image-count="0" meta:object-count="0" meta:page-count="1" meta:paragraph-count="9" meta:word-count="190" meta:character-count="1032" meta:non-whitespace-character-count="842"/>
    <meta:generator>LibreOffice/6.4.6.2$Linux_X86_64 LibreOffice_project/40$Build-2</meta:generator>
  </office:meta>
</office:document-meta>
</file>